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07c"/>
    </style:style>
    <style:style style:name="P2" style:family="paragraph" style:parent-style-name="Standard">
      <style:text-properties officeooo:paragraph-rsid="002e0ab0"/>
    </style:style>
    <style:style style:name="P3" style:family="paragraph" style:parent-style-name="Standard">
      <style:text-properties officeooo:paragraph-rsid="0035a230"/>
    </style:style>
    <style:style style:name="P4" style:family="paragraph" style:parent-style-name="Standard">
      <style:text-properties officeooo:paragraph-rsid="00367164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ad5d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2e0ab0" officeooo:paragraph-rsid="002e0ab0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2e0ab0" officeooo:paragraph-rsid="002fca93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2e0ab0" officeooo:paragraph-rsid="0035a230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35a230"/>
    </style:style>
    <style:style style:name="P11" style:family="paragraph" style:parent-style-name="Standard">
      <style:paragraph-properties fo:margin-top="0cm" fo:margin-bottom="0.499cm" loext:contextual-spacing="false"/>
      <style:text-properties officeooo:rsid="002e0ab0" officeooo:paragraph-rsid="002e0ab0"/>
    </style:style>
    <style:style style:name="P12" style:family="paragraph" style:parent-style-name="Standard">
      <style:paragraph-properties fo:margin-top="0cm" fo:margin-bottom="0.499cm" loext:contextual-spacing="false"/>
      <style:text-properties officeooo:rsid="002e0ab0" officeooo:paragraph-rsid="002fca93"/>
    </style:style>
    <style:style style:name="T1" style:family="text">
      <style:text-properties officeooo:rsid="001e23c8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officeooo:rsid="0035a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sudo </text:span>gzip -d ghostscript-9.53.3.tar.gz</text:p>
      <text:p text:style-name="P4"><text:span text:style-name="T4">sudo </text:span>tar -xf ghostscript-9.53.3.tar</text:p>
      <text:p text:style-name="Standard"/>
      <text:p text:style-name="Standard"><text:a xlink:type="simple" xlink:href="http://packages.debian.org/" text:style-name="Internet_20_link" text:visited-style-name="Visited_20_Internet_20_Link">http://packages.debian.org/</text:a></text:p>
      <text:p text:style-name="Standard"><text:span text:style-name="Source_20_Text">dpkg-buildpackage</text:span></text:p>
      <text:p text:style-name="Standard">dpkg-depcheck</text:p>
      <text:p text:style-name="P1">dh_make</text:p>
      <text:p text:style-name="Standard"/>
      <text:p text:style-name="Standard">sudo apt install dpkg-dev</text:p>
      <text:p text:style-name="Standard"/>
      <text:p text:style-name="Standard">sudo apt install devscripts</text:p>
      <text:p text:style-name="Standard"/>
      <text:p text:style-name="Standard">sudo apt install dh-make</text:p>
      <text:p text:style-name="Standard"/>
      <text:p text:style-name="Standard">dpkg-depcheck -d ./configure</text:p>
      <text:p text:style-name="Standard"/>
      <text:p text:style-name="Standard">sudo apt build-dep ghostscript</text:p>
      <text:p text:style-name="Standard"/>
      <text:p text:style-name="P3"><text:span text:style-name="T4">sudo </text:span>dh_make --native</text:p>
      <text:p text:style-name="Standard"/>
      <text:p text:style-name="P10"><text:span text:style-name="T4">sudo </text:span>dpkg-buildpackage -rfakeroot -b -uc -us</text:p>
      <text:p text:style-name="P6"><text:span text:style-name="T1">sudo rm -R </text:span>/var/lib/ghostscript/.</text:p>
      <text:p text:style-name="P5">sudo dpkg -i ghostscript_9.53.3_all.deb</text:p>
      <text:p text:style-name="P7"><text:span text:style-name="T4">sudo </text:span>gs -v</text:p>
      <text:p text:style-name="P2"><text:a xlink:type="simple" xlink:href="http://packages.debian.org/" text:style-name="Internet_20_link" text:visited-style-name="Visited_20_Internet_20_Link">http://packages.debian.org/</text:a></text:p>
      <text:p text:style-name="P11"><text:span text:style-name="Source_20_Text"><text:span text:style-name="T3">libXt.so</text:span></text:span></text:p>
      <text:p text:style-name="P12"><text:span text:style-name="Source_20_Text"><text:span text:style-name="T2">sudo apt install libxt-dev</text:span></text:span></text:p>
      <text:p text:style-name="P9"><text:span text:style-name="T4">sudo </text:span>gs -v</text:p>
      <text:p text:style-name="P8">GPL Ghostscript 9.53.3 (2020-10-01)</text:p>
      <text:p text:style-name="P8">Copyright (C) 2020 Artifex Software, Inc. <text:s/>All rights reserved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0:36:44.146386646</meta:creation-date>
    <meta:generator>LibreOffice/6.1.5.2$Linux_X86_64 LibreOffice_project/10$Build-2</meta:generator>
    <dc:date>2020-12-07T16:35:45.978778420</dc:date>
    <meta:editing-duration>PT3H22M7S</meta:editing-duration>
    <meta:editing-cycles>28</meta:editing-cycles>
    <meta:document-statistic meta:table-count="0" meta:image-count="0" meta:object-count="0" meta:page-count="1" meta:paragraph-count="22" meta:word-count="74" meta:character-count="587" meta:non-whitespace-character-count="535"/>
  </office:meta>
</office:document-meta>
</file>